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Text_20_body" style:list-style-name="L1">
      <style:paragraph-properties fo:margin-top="0cm" fo:margin-bottom="0cm" loext:contextual-spacing="false"/>
      <style:text-properties officeooo:rsid="00041f95" officeooo:paragraph-rsid="00041f95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25661426" text:style-name="L1">
        <text:list-header>
          <text:p text:style-name="P3">Steps to run mysql without sudo :</text:p>
          <text:p text:style-name="P3"/>
        </text:list-header>
        <text:list-item>
          <text:p text:style-name="P2">Connect to MySQL: <text:span text:style-name="Source_20_Text">sudo mysql -u root</text:span> </text:p>
        </text:list-item>
        <text:list-item>
          <text:p text:style-name="P2">Check for mysql users in db: <text:span text:style-name="Source_20_Text">SELECT User,Host FROM mysql.user;</text:span> </text:p>
        </text:list-item>
        <text:list-item>
          <text:p text:style-name="P2">Drop root user account: <text:span text:style-name="Source_20_Text">DROP USER 'root'@'localhost';</text:span> </text:p>
        </text:list-item>
        <text:list-item>
          <text:p text:style-name="P2"><text:span text:style-name="Source_20_Text">SET GLOBAL validate_password_length = 5;</text:span> </text:p>
        </text:list-item>
        <text:list-item>
          <text:p text:style-name="P2"><text:span text:style-name="Source_20_Text">SET GLOBAL validate_password_number_count = 0;</text:span> </text:p>
        </text:list-item>
        <text:list-item>
          <text:p text:style-name="P2"><text:span text:style-name="Source_20_Text">SET GLOBAL validate_password_mixed_case_count = 0;</text:span> </text:p>
        </text:list-item>
        <text:list-item>
          <text:p text:style-name="P2"><text:span text:style-name="Source_20_Text">SET GLOBAL validate_password_special_char_count = 0;</text:span> </text:p>
        </text:list-item>
        <text:list-item>
          <text:p text:style-name="P2"><text:span text:style-name="Source_20_Text">SET GLOBAL validate_password_policy = LOW;</text:span> </text:p>
        </text:list-item>
        <text:list-item>
          <text:p text:style-name="P2">Recreate root user: <text:span text:style-name="Source_20_Text">CREATE USER 'root'@'%' IDENTIFIED BY 'admin'</text:span> </text:p>
        </text:list-item>
        <text:list-item>
          <text:p text:style-name="P1">Grant all privileges to root user: <text:span text:style-name="Source_20_Text">GRANT ALL PRIVILEGES ON *.* TO 'root'@'%' WITH GRANT OPTION;</text:span>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7T16:39:25.770508790</meta:creation-date>
    <dc:date>2022-04-07T16:40:41.352022344</dc:date>
    <meta:editing-duration>PT1M18S</meta:editing-duration>
    <meta:editing-cycles>1</meta:editing-cycles>
    <meta:document-statistic meta:table-count="0" meta:image-count="0" meta:object-count="0" meta:page-count="1" meta:paragraph-count="11" meta:word-count="91" meta:character-count="604" meta:non-whitespace-character-count="524"/>
    <meta:generator>LibreOffice/6.0.7.3$Linux_X86_64 LibreOffice_project/00m0$Build-3</meta:generator>
  </office:meta>
</office:document-meta>
</file>